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B86A3217F8CB6814.jpg" manifest:media-type="image/jpeg"/>
  <manifest:file-entry manifest:full-path="Pictures/100000000000042100000319C646C254FFFBEEB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 presentation:user-transformed="true">
          <draw:text-box/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xml:id="id1" draw:id="id1" draw:layer="layout" svg:width="25.199cm" svg:height="3.507cm" svg:x="1.4cm" svg:y="1.135cm" presentation:class="title" presentation:user-transformed="true">
          <draw:text-box>
            <text:p>N n n</text:p>
          </draw:text-box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C646C254FFFBEEB9.jpg" xlink:type="simple" xlink:show="embed" xlink:actuate="onLoad"/>
    <draw:fill-image draw:name="background" xlink:href="Pictures/100000000000042100000319C646C254FFFBEE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B86A3217F8CB6814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10-03T15:03:35.094915000</meta:creation-date>
    <meta:editing-duration>PT2M17S</meta:editing-duration>
    <meta:editing-cycles>3</meta:editing-cycles>
    <meta:generator>LibreOffice/6.3.3.2$MacOSX_X86_64 LibreOffice_project/a64200df03143b798afd1ec74a12ab50359878ed</meta:generator>
    <dc:title>Lights</dc:title>
    <dc:date>2021-10-03T15:09:13.529797000</dc:date>
    <meta:document-statistic meta:object-count="56"/>
  </office:meta>
</office:document-meta>
</file>